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2.3264in"/>
    </style:style>
    <style:style style:name="co5" style:family="table-column">
      <style:table-column-properties fo:break-before="auto" style:column-width="2.1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999999"/>
    </style:style>
    <style:style style:name="ce7" style:family="table-cell" style:parent-style-name="Default">
      <style:text-properties fo:color="#c9211e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octoechos_o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goadedes</text:p>
          </table:table-cell>
          <table:table-cell table:style-name="ce2" office:value-type="string" calcext:value-type="string">
            <text:p>ref 1</text:p>
          </table:table-cell>
          <table:table-cell table:style-name="ce2" office:value-type="string" calcext:value-type="string">
            <text:p>ref 2</text:p>
          </table:table-cell>
          <table:table-cell table:style-name="ce2" office:value-type="string" calcext:value-type="string">
            <text:p>ref 3</text:p>
          </table:table-cell>
        </table:table-row>
        <table:table-row table:style-name="ro1">
          <table:table-cell office:value-type="string" calcext:value-type="string">
            <text:p><text:s/>oc.m1.d2.ocVE.Stic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4.d07</text:p>
          </table:table-cell>
          <table:table-cell office:value-type="string" calcext:value-type="string">
            <text:p>me.m06.d2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2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1</text:p>
          </table:table-cell>
          <table:table-cell office:value-type="string" calcext:value-type="string">
            <text:p>pe.d086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2</text:p>
          </table:table-cell>
          <table:table-cell office:value-type="string" calcext:value-type="string">
            <text:p>pe.d087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2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Ode7Martyricon</text:p>
          </table:table-cell>
          <table:table-cell office:value-type="string" calcext:value-type="string">
            <text:p>oc.m2.d7.ocMA.Kathisma21</text:p>
          </table:table-cell>
          <table:table-cell office:value-type="string" calcext:value-type="string">
            <text:p>pe.d086.peMA.Kathisma13</text:p>
          </table:table-cell>
        </table:table-row>
        <table:table-row table:style-name="ro1">
          <table:table-cell office:value-type="string" calcext:value-type="string">
            <text:p><text:s/>oc.m2.d2.ocMA.Kathisma3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/>oc.m2.d2.octrMA.Kathisma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/>oc.m2.d2.octrMA.Kathisma1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/>oc.m2.d2.octrMA.Ode7Martyrico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2.d3.oc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7.ocMA.Lauds1</text:p>
          </table:table-cell>
          <table:table-cell office:value-type="string" calcext:value-type="string">
            <text:p>pe.d087.peMA.Lauds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oc.m2.d7.ocMA.Kathisma2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/>oc.m2.d7.ocMA.Lauds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/>oc.m2.d7.octrMA.Lauds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3.d2.ocMA.Kathisma3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2.ocMA.Kathisma32</text:p>
          </table:table-cell>
          <table:table-cell office:value-type="string" calcext:value-type="string">
            <text:p>dedes</text:p>
          </table:table-cell>
          <table:table-cell office:value-type="string" calcext:value-type="string">
            <text:p>oc.me.d3.octrMA.Ode7Martyricon</text:p>
          </table:table-cell>
          <table:table-cell office:value-type="string" calcext:value-type="string">
            <text:p>pe.d093.peMA.Kathisma13</text:p>
          </table:table-cell>
          <table:table-cell office:value-type="string" calcext:value-type="string">
            <text:p>oc.m3.d6.ocMA.Kathisma32</text:p>
          </table:table-cell>
        </table:table-row>
        <table:table-row table:style-name="ro1">
          <table:table-cell office:value-type="string" calcext:value-type="string">
            <text:p><text:s/>oc.m3.d2.ocMA.Kathisma33</text:p>
          </table:table-cell>
          <table:table-cell/>
          <table:table-cell office:value-type="string" calcext:value-type="string">
            <text:p>me.m04.d04.meMA.Ode3KathismaT</text:p>
          </table:table-cell>
          <table:table-cell table:style-name="ce7" office:value-type="string" calcext:value-type="string">
            <text:p>pe.d092.peMA.Kathisma23</text:p>
          </table:table-cell>
          <table:table-cell/>
        </table:table-row>
        <table:table-row table:style-name="ro1">
          <table:table-cell office:value-type="string" calcext:value-type="string">
            <text:p><text:s/>oc.m3.d3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4.ocVE.Sticher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4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4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4.ocMA.Aposticha1</text:p>
          </table:table-cell>
          <table:table-cell/>
          <table:table-cell office:value-type="string" calcext:value-type="string">
            <text:p>oc.m3.d6.ocMA.Apostich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4.ocMA.Apostich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4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5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5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5.ocMA.Apostich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6.ocMA.Aposticha2</text:p>
          </table:table-cell>
          <table:table-cell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<text:s/>oc.m3.d7.ocMA.Kathism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MA.Kathisma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MA.Lauds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MA.Lauds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MA.Lauds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MA.Apostich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trMA.Kathisma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trMA.Lauds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trMA.Lauds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tr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trMA.AposTheotok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4.d3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3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4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4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4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5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5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5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7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7.ocMA.Kathisma24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5.d2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Kathisma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Apostich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4.oc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4.ocMA.Apostich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4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Kathisma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Apostich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trMA.Ode7Martyri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Kathisma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Kathisma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Apostich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trMA.Ode7Martyri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Lauds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Lauds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Lauds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trMA.Lauds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trMA.Lauds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trMA.Lauds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trMA.Aposticha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6.d2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2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2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2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3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3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3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6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6.ocMA.Kathisma3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7.d2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trMA.Ode7Martyri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3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3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3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3.ocMA.Kathisma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4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4.ocMA.Kathism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4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5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5.ocMA.Kathisma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5.ocMA.Apostich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5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MA.Kathism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trMA.Ode7Martyri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7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7.ocMA.Kathisma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7.ocMA.Lauds3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8.d2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MA.Kathism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MA.Kathism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5.ocMA.Apostich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5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5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6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6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MA.Lauds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MA.Apostich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trMA.Lauds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tr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trMA.Apostich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trMA.AposTheotokion</text:p>
          </table:table-cell>
          <table:table-cell table:number-columns-repeated="4"/>
        </table:table-row>
        <table:table-row table:style-name="ro1" table:number-rows-repeated="104839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 style:data-style-name="N2" text:time-value="05:17:20.5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26T08:20:32.982000000</dc:date>
    <meta:editing-duration>PT10H41M2S</meta:editing-duration>
    <meta:editing-cycles>25</meta:editing-cycles>
    <meta:generator>LibreOffice/7.6.1.2$Windows_X86_64 LibreOffice_project/f5defcebd022c5bc36bbb79be232cb6926d8f674</meta:generator>
    <meta:document-statistic meta:table-count="1" meta:cell-count="210" meta:object-count="0"/>
  </office:meta>
</office:document-meta>
</file>